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he site permit to manager to create their account and put the number of pressing they have and where to found it(geolocalisation) and the site help to manager to make publicity and advertisement about their pressing all round the country. and when a clients register in the platform he can make intelligent research to found specific pressing near by him/her or in a specific location and apply for thier services. and the account have a deliver services that is responsable for deliver(taking close from the clients house to the pressing and bringing it bac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Lohit Hind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EclipseSpark </meta:initial-creator>
    <meta:creation-date>2011-11-28T23:36:19</meta:creation-date>
    <meta:generator>LibreOffice/24.2.5.2$Linux_X86_64 LibreOffice_project/420$Build-2</meta:generator>
    <dc:date>2024-09-07T23:58:10.991071023</dc:date>
    <meta:editing-duration>PT2S</meta:editing-duration>
    <meta:editing-cycles>1</meta:editing-cycles>
    <meta:document-statistic meta:table-count="0" meta:image-count="0" meta:object-count="0" meta:page-count="1" meta:paragraph-count="1" meta:word-count="94" meta:character-count="563" meta:non-whitespace-character-count="469"/>
  </office:meta>
</office:document-meta>
</file>